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5283" officeooo:paragraph-rsid="000a5283"/>
    </style:style>
    <style:style style:name="P2" style:family="paragraph" style:parent-style-name="Standard">
      <style:text-properties officeooo:rsid="000a5b9d" officeooo:paragraph-rsid="000a5b9d"/>
    </style:style>
    <style:style style:name="P3" style:family="paragraph" style:parent-style-name="Standard">
      <style:text-properties officeooo:rsid="000baa9c" officeooo:paragraph-rsid="000baa9c"/>
    </style:style>
    <style:style style:name="P4" style:family="paragraph" style:parent-style-name="Standard">
      <style:text-properties officeooo:rsid="000d0cc2" officeooo:paragraph-rsid="000d0cc2"/>
    </style:style>
    <style:style style:name="P5" style:family="paragraph" style:parent-style-name="Standard">
      <style:text-properties officeooo:rsid="0013c6b7" officeooo:paragraph-rsid="0015a81b"/>
    </style:style>
    <style:style style:name="P6" style:family="paragraph" style:parent-style-name="Standard">
      <style:text-properties fo:font-style="normal" officeooo:rsid="001bbc4d" officeooo:paragraph-rsid="001bbc4d" style:font-style-asian="normal" style:font-style-complex="normal"/>
    </style:style>
    <style:style style:name="P7" style:family="paragraph" style:parent-style-name="Standard">
      <style:text-properties fo:font-style="normal" officeooo:rsid="001d5f28" officeooo:paragraph-rsid="001d5f28" style:font-style-asian="normal" style:font-style-complex="normal"/>
    </style:style>
    <style:style style:name="P8" style:family="paragraph" style:parent-style-name="Standard">
      <style:text-properties fo:font-style="normal" officeooo:rsid="001d5f28" officeooo:paragraph-rsid="001f32ff" style:font-style-asian="normal" style:font-style-complex="normal"/>
    </style:style>
    <style:style style:name="P9" style:family="paragraph" style:parent-style-name="Standard">
      <style:text-properties fo:font-style="normal" officeooo:rsid="0021acea" officeooo:paragraph-rsid="0021acea" style:font-style-asian="normal" style:font-style-complex="normal"/>
    </style:style>
    <style:style style:name="P10" style:family="paragraph" style:parent-style-name="Standard">
      <style:text-properties officeooo:rsid="00172a70" officeooo:paragraph-rsid="00172a70"/>
    </style:style>
    <style:style style:name="P11" style:family="paragraph" style:parent-style-name="Standard">
      <style:text-properties officeooo:rsid="001885e4" officeooo:paragraph-rsid="001885e4"/>
    </style:style>
    <style:style style:name="P12" style:family="paragraph" style:parent-style-name="Standard">
      <style:text-properties fo:font-weight="bold" officeooo:rsid="000a5b9d" officeooo:paragraph-rsid="000a5b9d" style:font-weight-asian="bold" style:font-weight-complex="bold"/>
    </style:style>
    <style:style style:name="P13" style:family="paragraph" style:parent-style-name="Standard">
      <style:text-properties fo:font-weight="bold" officeooo:rsid="00101cf7" officeooo:paragraph-rsid="00101cf7" style:font-weight-asian="bold" style:font-weight-complex="bold"/>
    </style:style>
    <style:style style:name="P14" style:family="paragraph" style:parent-style-name="Standard">
      <style:text-properties fo:font-style="normal" officeooo:rsid="000baa9c" officeooo:paragraph-rsid="000baa9c" style:font-style-asian="normal" style:font-style-complex="normal"/>
    </style:style>
    <style:style style:name="P15" style:family="paragraph" style:parent-style-name="Standard">
      <style:text-properties fo:font-style="normal" officeooo:rsid="000d0cc2" officeooo:paragraph-rsid="000d0cc2" style:font-style-asian="normal" style:font-style-complex="normal"/>
    </style:style>
    <style:style style:name="P16" style:family="paragraph" style:parent-style-name="Standard">
      <style:text-properties fo:font-style="normal" officeooo:rsid="000e4d09" officeooo:paragraph-rsid="000d0cc2" style:font-style-asian="normal" style:font-style-complex="normal"/>
    </style:style>
    <style:style style:name="P17" style:family="paragraph" style:parent-style-name="Standard">
      <style:text-properties fo:font-style="normal" officeooo:rsid="00101cf7" officeooo:paragraph-rsid="00101cf7" style:font-style-asian="normal" style:font-style-complex="normal"/>
    </style:style>
    <style:style style:name="P18" style:family="paragraph" style:parent-style-name="Standard">
      <style:text-properties fo:font-style="normal" officeooo:rsid="0015a81b" officeooo:paragraph-rsid="0015a81b" style:font-style-asian="normal" style:font-style-complex="normal"/>
    </style:style>
    <style:style style:name="P19" style:family="paragraph" style:parent-style-name="Standard">
      <style:text-properties fo:font-style="normal" officeooo:rsid="00244b78" officeooo:paragraph-rsid="00244b78" style:font-style-asian="normal" style:font-style-complex="normal"/>
    </style:style>
    <style:style style:name="P20" style:family="paragraph" style:parent-style-name="Standard">
      <style:text-properties fo:font-style="normal" officeooo:rsid="0025deec" officeooo:paragraph-rsid="0025deec" style:font-style-asian="normal" style:font-style-complex="normal"/>
    </style:style>
    <style:style style:name="P21" style:family="paragraph" style:parent-style-name="Standard">
      <style:text-properties fo:font-style="normal" officeooo:rsid="00268a84" officeooo:paragraph-rsid="00268a84" style:font-style-asian="normal" style:font-style-complex="normal"/>
    </style:style>
    <style:style style:name="P22" style:family="paragraph" style:parent-style-name="Standard">
      <style:text-properties fo:font-style="normal" fo:font-weight="normal" officeooo:rsid="0015a81b" officeooo:paragraph-rsid="00172a70" style:font-style-asian="normal" style:font-weight-asian="normal" style:font-style-complex="normal" style:font-weight-complex="normal"/>
    </style:style>
    <style:style style:name="P23" style:family="paragraph" style:parent-style-name="Standard">
      <style:text-properties fo:font-style="normal" fo:font-weight="normal" officeooo:rsid="00172a70" officeooo:paragraph-rsid="00172a70" style:font-style-asian="normal" style:font-weight-asian="normal" style:font-style-complex="normal" style:font-weight-complex="normal"/>
    </style:style>
    <style:style style:name="P24" style:family="paragraph" style:parent-style-name="Standard">
      <style:text-properties fo:font-style="normal" fo:font-weight="normal" officeooo:rsid="001bbc4d" officeooo:paragraph-rsid="001bbc4d" style:font-style-asian="normal" style:font-weight-asian="normal" style:font-style-complex="normal" style:font-weight-complex="normal"/>
    </style:style>
    <style:style style:name="P25" style:family="paragraph" style:parent-style-name="Standard">
      <style:text-properties fo:font-style="normal" fo:font-weight="normal" officeooo:rsid="001d5f28" officeooo:paragraph-rsid="001d5f28" style:font-style-asian="normal" style:font-weight-asian="normal" style:font-style-complex="normal" style:font-weight-complex="normal"/>
    </style:style>
    <style:style style:name="P26" style:family="paragraph" style:parent-style-name="Standard">
      <style:text-properties fo:font-style="normal" fo:font-weight="normal" officeooo:rsid="00207790" officeooo:paragraph-rsid="001f32ff" style:font-style-asian="normal" style:font-weight-asian="normal" style:font-style-complex="normal" style:font-weight-complex="normal"/>
    </style:style>
    <style:style style:name="P27" style:family="paragraph" style:parent-style-name="Standard">
      <style:text-properties fo:font-style="italic" fo:font-weight="normal" officeooo:rsid="0015a81b" officeooo:paragraph-rsid="0015a81b" style:font-style-asian="italic" style:font-weight-asian="normal" style:font-style-complex="italic"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183c7f"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5a81b" style:font-style-asian="italic" style:font-weight-asian="bold" style:font-style-complex="italic" style:font-weight-complex="bold"/>
    </style:style>
    <style:style style:name="T6" style:family="text">
      <style:text-properties fo:font-style="italic" fo:font-weight="bold" officeooo:rsid="001f32ff"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5a81b" style:font-style-asian="italic" style:font-weight-asian="normal" style:font-style-complex="italic" style:font-weight-complex="normal"/>
    </style:style>
    <style:style style:name="T9" style:family="text">
      <style:text-properties fo:font-style="italic" fo:font-weight="normal" officeooo:rsid="001b2292" style:font-style-asian="italic" style:font-weight-asian="normal" style:font-style-complex="italic" style:font-weight-complex="normal"/>
    </style:style>
    <style:style style:name="T10" style:family="text">
      <style:text-properties fo:font-style="italic" fo:font-weight="normal" officeooo:rsid="001e0a8a" style:font-style-asian="italic" style:font-weight-asian="normal" style:font-style-complex="italic" style:font-weight-complex="normal"/>
    </style:style>
    <style:style style:name="T11" style:family="text">
      <style:text-properties fo:font-style="italic" fo:font-weight="normal" officeooo:rsid="001f32ff" style:font-style-asian="italic" style:font-weight-asian="normal" style:font-style-complex="italic" style:font-weight-complex="normal"/>
    </style:style>
    <style:style style:name="T12" style:family="text">
      <style:text-properties fo:font-style="italic" fo:font-weight="normal" officeooo:rsid="00207790" style:font-style-asian="italic" style:font-weight-asian="normal" style:font-style-complex="italic" style:font-weight-complex="normal"/>
    </style:style>
    <style:style style:name="T13" style:family="text">
      <style:text-properties fo:font-style="italic" fo:font-weight="normal" officeooo:rsid="00237f9f" style:font-style-asian="italic" style:font-weight-asian="normal" style:font-style-complex="italic" style:font-weight-complex="normal"/>
    </style:style>
    <style:style style:name="T14" style:family="text">
      <style:text-properties fo:font-style="italic" fo:font-weight="normal" officeooo:rsid="0025aee5"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e4d09" style:font-style-asian="normal" style:font-style-complex="normal"/>
    </style:style>
    <style:style style:name="T17" style:family="text">
      <style:text-properties fo:font-style="normal" officeooo:rsid="0015a81b"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5a81b" style:font-style-asian="normal" style:font-weight-asian="normal" style:font-style-complex="normal" style:font-weight-complex="normal"/>
    </style:style>
    <style:style style:name="T20" style:family="text">
      <style:text-properties fo:font-style="normal" fo:font-weight="normal" officeooo:rsid="001aa47b" style:font-style-asian="normal" style:font-weight-asian="normal" style:font-style-complex="normal" style:font-weight-complex="normal"/>
    </style:style>
    <style:style style:name="T21" style:family="text">
      <style:text-properties fo:font-style="normal" fo:font-weight="normal" officeooo:rsid="001b2292" style:font-style-asian="normal" style:font-weight-asian="normal" style:font-style-complex="normal" style:font-weight-complex="normal"/>
    </style:style>
    <style:style style:name="T22" style:family="text">
      <style:text-properties fo:font-style="normal" fo:font-weight="bold" officeooo:rsid="0015a81b" style:font-style-asian="normal" style:font-weight-asian="bold" style:font-style-complex="normal" style:font-weight-complex="bold"/>
    </style:style>
    <style:style style:name="T23" style:family="text">
      <style:text-properties officeooo:rsid="000c1e54"/>
    </style:style>
    <style:style style:name="T24" style:family="text">
      <style:text-properties fo:font-weight="bold" officeooo:rsid="001f32f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5a81b" style:font-weight-asian="normal" style:font-weight-complex="normal"/>
    </style:style>
    <style:style style:name="T27" style:family="text">
      <style:text-properties fo:font-weight="normal" officeooo:rsid="001bde6c" style:font-weight-asian="normal" style:font-weight-complex="normal"/>
    </style:style>
    <style:style style:name="T28" style:family="text">
      <style:text-properties fo:font-weight="normal" officeooo:rsid="001e0a8a" style:font-weight-asian="normal" style:font-weight-complex="normal"/>
    </style:style>
    <style:style style:name="T29" style:family="text">
      <style:text-properties fo:font-weight="normal" officeooo:rsid="001f32ff" style:font-weight-asian="normal" style:font-weight-complex="normal"/>
    </style:style>
    <style:style style:name="T30" style:family="text">
      <style:text-properties fo:font-weight="normal" officeooo:rsid="00207790" style:font-weight-asian="normal" style:font-weight-complex="normal"/>
    </style:style>
    <style:style style:name="T31" style:family="text">
      <style:text-properties fo:font-weight="normal" officeooo:rsid="00237f9f" style:font-weight-asian="normal" style:font-weight-complex="normal"/>
    </style:style>
    <style:style style:name="T32" style:family="text">
      <style:text-properties fo:font-weight="normal" officeooo:rsid="0025aee5" style:font-weight-asian="normal" style:font-weight-complex="normal"/>
    </style:style>
    <style:style style:name="T33" style:family="text">
      <style:text-properties fo:font-weight="normal" officeooo:rsid="0025deec" style:font-weight-asian="normal" style:font-weight-complex="normal"/>
    </style:style>
    <style:style style:name="T34" style:family="text">
      <style:text-properties fo:font-weight="normal" officeooo:rsid="00268a84"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1</text:p>
      <text:p text:style-name="P1"/>
      <text:p text:style-name="P1">Name: Ian Lodovica</text:p>
      <text:p text:style-name="P1">ID: 13131456</text:p>
      <text:p text:style-name="P1">Date: 17<text:span text:style-name="T1">th</text:span> of February 2016</text:p>
      <text:p text:style-name="P1">Module: Operating Systems 2 (CE420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Requirements</text:p>
      <text:p text:style-name="P2">Three scripts need to be created for this assignment. The following are brief descriptions on the functionality of each script.</text:p>
      <text:p text:style-name="P2"/>
      <text:p text:style-name="P2">file_stat</text:p>
      <text:p text:style-name="P2">Displays basic information regarding files and directories. The script should be able to display the largest file, total number of files and directories of the home directory. It should also display the number of free blocks and percentage of used space on the disk volume that the home directory is located in, while giving a warning if disk space is running low.</text:p>
      <text:p text:style-name="P2"/>
      <text:p text:style-name="P3">sys_info</text:p>
      <text:p text:style-name="P3">Informs the user about system information. <text:span text:style-name="T23">User</text:span> information is mined from variables of the <text:span text:style-name="T2">env</text:span><text:span text:style-name="T15"> command while information regardng the CPU and RAM can be retrieved from the </text:span><text:span text:style-name="T2">/proc </text:span><text:span text:style-name="T15">directory.</text:span></text:p>
      <text:p text:style-name="P14"/>
      <text:p text:style-name="P15">load_reduce</text:p>
      <text:p text:style-name="P4"><text:span text:style-name="T15">This script should provide information about processes running on the system. </text:span><text:span text:style-name="T16">It should be able to count all existing processes, display the amount of processes that belongs to each user and display the name and owner of the busiest process. The script should also be able to kill a process that is using up too much CPU resources.</text:span></text:p>
      <text:p text:style-name="P16"/>
      <text:p text:style-name="P13"><text:span text:style-name="T16">D</text:span><text:span text:style-name="T15">escription of solution</text:span></text:p>
      <text:p text:style-name="P17">file_stat</text:p>
      <text:p text:style-name="P5"><text:span text:style-name="T15">Common commands </text:span><text:span text:style-name="T17">that </text:span><text:span text:style-name="T15">were used in this script were </text:span><text:span text:style-name="T2">ls</text:span><text:span text:style-name="T15">, </text:span><text:span text:style-name="T2">sort, wc </text:span><text:span text:style-name="T3">and df</text:span><text:span text:style-name="T15">.</text:span><text:span text:style-name="T2"> </text:span></text:p>
      <text:p text:style-name="P18"/>
      <text:p text:style-name="P5"><text:span text:style-name="T17">The biggest file was found by using the command </text:span><text:span text:style-name="T5">ls -a -l ~ | sort -g -r -k5 | head -1</text:span><text:span text:style-name="T8">. </text:span><text:span text:style-name="T19">From this the size and name were found by piping it into </text:span><text:span text:style-name="T5">awk '{print$n}'</text:span><text:span text:style-name="T22"> </text:span><text:span text:style-name="T19">where </text:span><text:span text:style-name="T8">n</text:span><text:span text:style-name="T19"> is the specified column. </text:span></text:p>
      <text:p text:style-name="P22"/>
      <text:p text:style-name="P10"><text:span text:style-name="T19">F</text:span><text:span text:style-name="T18">ile count was found with the command </text:span><text:span text:style-name="T4">ls -l ~ | wc -l</text:span><text:span text:style-name="T18">. Directory count was found in the similar fasion with the difference that the output of </text:span><text:span text:style-name="T7">ls</text:span><text:span text:style-name="T18"> was piped into grep which looked for directories like this </text:span><text:span text:style-name="T4">ls -l ~ | grep "^d" | wc -l</text:span><text:span text:style-name="T18">. </text:span></text:p>
      <text:p text:style-name="P23"/>
      <text:p text:style-name="P11"><text:span text:style-name="T18">Disk info was then found through the use of </text:span><text:span text:style-name="T7">df</text:span><text:span text:style-name="T18">. A</text:span><text:span text:style-name="T7">wk</text:span><text:span text:style-name="T18"> was used to pick out columns of interest such as the amount of free blocks remaining and the use percentage </text:span><text:span text:style-name="T4">df . | awk '{print $n}' | tail -1</text:span><text:span text:style-name="T18">,</text:span><text:span text:style-name="T4"> </text:span><text:span text:style-name="T18">where </text:span><text:span text:style-name="T7">n</text:span><text:span text:style-name="T18"> was the column of interest. </text:span><text:span text:style-name="T20">Checking for low disk space was done through a</text:span><text:span text:style-name="T21">n </text:span><text:span text:style-name="T9">if </text:span><text:span text:style-name="T21">statement</text:span><text:span text:style-name="T20">.</text:span></text:p>
      <text:p text:style-name="P27"/>
      <text:p text:style-name="P6"><text:span text:style-name="T26">s</text:span><text:span text:style-name="T25">ys_info</text:span></text:p>
      <text:p text:style-name="P6"><text:span text:style-name="T25">The most </text:span><text:span text:style-name="T27">common </text:span><text:span text:style-name="T25">command used in the script was </text:span><text:span text:style-name="T7">grep </text:span><text:span text:style-name="T25">which was used to extract information from files.</text:span></text:p>
      <text:p text:style-name="P24"/>
      <text:p text:style-name="P7"><text:span text:style-name="T25">Hostname was found by simply using the command </text:span><text:span text:style-name="T4">hostname</text:span><text:span text:style-name="T25">. Machine type was found using </text:span><text:span text:style-name="T4">arch; uname</text:span><text:span text:style-name="T25">. </text:span></text:p>
      <text:p text:style-name="P25"/>
      <text:p text:style-name="P8"><text:span text:style-name="T25">Partition count was found with the command </text:span><text:span text:style-name="T4">df | grep "^/dev" | wc -l </text:span><text:span text:style-name="T28">where </text:span><text:span text:style-name="T10">“^/dev”</text:span><text:span text:style-name="T28"> specified rows that were considered as partitions. </text:span><text:span text:style-name="T29">Free space and percentage used of the partition where the home directory resides was retrieved with </text:span><text:span text:style-name="T6">df -h ~ </text:span><text:span text:style-name="T29"><text:s/>and was piped into </text:span><text:span text:style-name="T6">awk '{print $n}' | tail -</text:span><text:span text:style-name="T24">1 </text:span><text:span text:style-name="T29">where </text:span><text:span text:style-name="T11">n</text:span><text:span text:style-name="T29"> was a specified column. </text:span><text:span text:style-name="T30">t</text:span><text:span text:style-name="T12">ail</text:span><text:span text:style-name="T30"> was used to remove the column titles.</text:span></text:p>
      <text:p text:style-name="P26"/>
      <text:p text:style-name="P9"><text:span text:style-name="T30">T</text:span><text:span text:style-name="T25">he rest of the script dealt with accessing information from the </text:span><text:span text:style-name="T7">/proc </text:span><text:span text:style-name="T25">directory and the use of </text:span><text:span text:style-name="T7">grep</text:span><text:span text:style-name="T25">. For convenience the path to </text:span><text:span text:style-name="T7">cpuinfo </text:span><text:span text:style-name="T25">and </text:span><text:span text:style-name="T7">meminfo</text:span><text:span text:style-name="T25"> were stored as variables </text:span><text:span text:style-name="T13">cpuinfo_path and meminfo_path </text:span><text:span text:style-name="T31">respectively </text:span><text:span text:style-name="T25">for use with </text:span><text:span text:style-name="T7">grep</text:span><text:span text:style-name="T25">. </text:span><text:span text:style-name="T31">Where needed </text:span><text:span text:style-name="T13">cut</text:span><text:span text:style-name="T31"> was used to easily pick out multiple columns to print out where </text:span><text:span text:style-name="T13">awk</text:span><text:span text:style-name="T31"> would have required more lines to implement the same functionality.</text:span></text:p>
      <text:p text:style-name="P19"><text:soft-page-break/><text:span text:style-name="T25">CPU info was found with the command </text:span><text:span text:style-name="T4">grep "^search_term" $cpuinfo_path | head -1 | awk '{print $n}'</text:span><text:span text:style-name="T25">. </text:span><text:span text:style-name="T14">“search_term”</text:span><text:span text:style-name="T32"> was substituded with “</text:span><text:span text:style-name="T14">model name”</text:span><text:span text:style-name="T32"> and </text:span><text:span text:style-name="T14">“cache size”</text:span><text:span text:style-name="T32"> and </text:span><text:span text:style-name="T14">n</text:span><text:span text:style-name="T32"> specified the column that contained the required information.</text:span></text:p>
      <text:p text:style-name="P19"><text:span text:style-name="T33"/></text:p>
      <text:p text:style-name="P20"><text:span text:style-name="T25">load_reduce</text:span></text:p>
      <text:p text:style-name="P20"><text:span text:style-name="T25">The count for the total running processes was found by using the command </text:span><text:span text:style-name="T4">ps aux | tail -n +2 | wc -l</text:span><text:span text:style-name="T7">. </text:span><text:span text:style-name="T25">The </text:span><text:span text:style-name="T7">-n</text:span><text:span text:style-name="T25"> parameter for the tail allowed the shell to only pick out the lines that came from </text:span><text:span text:style-name="T7">ps aux</text:span><text:span text:style-name="T25"> starting form the second line which removes the column headers from the count result. </text:span></text:p>
      <text:p text:style-name="P20"><text:span text:style-name="T34"/></text:p>
      <text:p text:style-name="P21"><text:span text:style-name="T25">The busiest process was identified with the comma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meta:initial-creator>
    <meta:creation-date>2016-02-17T16:17:50.196579271</meta:creation-date>
    <dc:date>2016-02-19T12:28:38.571298856</dc:date>
    <dc:creator>Ian </dc:creator>
    <meta:editing-duration>PT20H44M2S</meta:editing-duration>
    <meta:editing-cycles>29</meta:editing-cycles>
    <meta:generator>LibreOffice/5.0.3.2$Linux_X86_64 LibreOffice_project/00m0$Build-2</meta:generator>
    <meta:document-statistic meta:table-count="0" meta:image-count="0" meta:object-count="0" meta:page-count="3" meta:paragraph-count="28" meta:word-count="622" meta:character-count="3518" meta:non-whitespace-character-count="2917"/>
  </office:meta>
</office:document-meta>
</file>